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untry Stori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istory – How long (if) has DHIS2 been implemented </text:p>
              </text:list-item>
              <text:list-item>
                <text:p>Who? Who has setup and is maintaining the system</text:p>
              </text:list-item>
              <text:list-item>
                <text:p>Where? <text:s/>Where is system physically?</text:p>
              </text:list-item>
              <text:list-item>
                <text:p>Tracker or just aggregate</text:p>
              </text:list-item>
              <text:list-item>
                <text:p>What is the plan/hope/ambi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7T08:36:27.111348387</meta:creation-date>
    <dc:date>2018-08-28T05:57:28.986194416</dc:date>
    <meta:editing-duration>PT1H50M27S</meta:editing-duration>
    <meta:editing-cycles>4</meta:editing-cycles>
    <meta:generator>LibreOffice/5.2.3.2$Linux_X86_64 LibreOffice_project/20m0$Build-2</meta:generator>
    <meta:document-statistic meta:object-count="25"/>
  </office:meta>
</office:document-meta>
</file>